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Curso Interactivo de SVB: RCP Adultos&lt;/title&gt;</text:p>
      <text:p text:style-name="Standard"><text:s text:c="4"/>&lt;script src="https://cdn.tailwindcss.com"&gt;&lt;/script&gt;</text:p>
      <text:p text:style-name="Standard"><text:s text:c="4"/>&lt;link href="https://fonts.googleapis.com/css2?family=Inter:wght@400;600;700&amp;display=swap" rel="stylesheet"&gt;</text:p>
      <text:p text:style-name="Standard"><text:s text:c="4"/>&lt;style&gt;</text:p>
      <text:p text:style-name="Standard"><text:s text:c="8"/>body {</text:p>
      <text:p text:style-name="Standard"><text:s text:c="12"/>font-family: 'Inter', sans-serif;</text:p>
      <text:p text:style-name="Standard"><text:s text:c="12"/>background-color: #f0f4f8; /* Fondo gris claro */</text:p>
      <text:p text:style-name="Standard"><text:s text:c="12"/>color: #333;</text:p>
      <text:p text:style-name="Standard"><text:s text:c="8"/>}</text:p>
      <text:p text:style-name="Standard"><text:s text:c="8"/>.container {</text:p>
      <text:p text:style-name="Standard"><text:s text:c="12"/>max-width: 1200px;</text:p>
      <text:p text:style-name="Standard"><text:s text:c="12"/>margin: 0 auto;</text:p>
      <text:p text:style-name="Standard"><text:s text:c="12"/>padding: 1.5rem;</text:p>
      <text:p text:style-name="Standard"><text:s text:c="8"/>}</text:p>
      <text:p text:style-name="Standard"><text:s text:c="8"/>.card {</text:p>
      <text:p text:style-name="Standard"><text:s text:c="12"/>background-color: #ffffff;</text:p>
      <text:p text:style-name="Standard"><text:s text:c="12"/>border-radius: 0.75rem; /* Bordes redondeados */</text:p>
      <text:p text:style-name="Standard"><text:s text:c="12"/>box-shadow: 0 4px 6px rgba(0, 0, 0, 0.1);</text:p>
      <text:p text:style-name="Standard"><text:s text:c="12"/>padding: 2rem;</text:p>
      <text:p text:style-name="Standard"><text:s text:c="12"/>margin-bottom: 2rem;</text:p>
      <text:p text:style-name="Standard"><text:s text:c="8"/>}</text:p>
      <text:p text:style-name="Standard"><text:s text:c="8"/>.button-primary {</text:p>
      <text:p text:style-name="Standard"><text:s text:c="12"/>background-color: #ef4444; /* Rojo vibrante */</text:p>
      <text:p text:style-name="Standard"><text:s text:c="12"/>color: white;</text:p>
      <text:p text:style-name="Standard"><text:s text:c="12"/>padding: 0.75rem 1.5rem;</text:p>
      <text:p text:style-name="Standard"><text:s text:c="12"/>border-radius: 0.5rem;</text:p>
      <text:p text:style-name="Standard"><text:s text:c="12"/>font-weight: 600;</text:p>
      <text:p text:style-name="Standard"><text:s text:c="12"/>transition: background-color 0.3s ease;</text:p>
      <text:p text:style-name="Standard"><text:s text:c="12"/>cursor: pointer;</text:p>
      <text:p text:style-name="Standard"><text:s text:c="8"/>}</text:p>
      <text:p text:style-name="Standard"><text:s text:c="8"/>.button-primary:hover {</text:p>
      <text:p text:style-name="Standard"><text:s text:c="12"/>background-color: #dc2626; /* Rojo más oscuro al pasar el mouse */</text:p>
      <text:p text:style-name="Standard"><text:s text:c="8"/>}</text:p>
      <text:p text:style-name="Standard"><text:s text:c="8"/>.button-secondary {</text:p>
      <text:p text:style-name="Standard"><text:s text:c="12"/>background-color: #4b5563; /* Gris oscuro */</text:p>
      <text:p text:style-name="Standard"><text:s text:c="12"/>color: white;</text:p>
      <text:p text:style-name="Standard"><text:s text:c="12"/>padding: 0.75rem 1.5rem;</text:p>
      <text:p text:style-name="Standard"><text:s text:c="12"/>border-radius: 0.5rem;</text:p>
      <text:p text:style-name="Standard"><text:s text:c="12"/>font-weight: 600;</text:p>
      <text:p text:style-name="Standard"><text:s text:c="12"/>transition: background-color 0.3s ease;</text:p>
      <text:p text:style-name="Standard"><text:s text:c="12"/>cursor: pointer;</text:p>
      <text:p text:style-name="Standard"><text:s text:c="8"/>}</text:p>
      <text:p text:style-name="Standard"><text:s text:c="8"/>.button-secondary:hover {</text:p>
      <text:p text:style-name="Standard"><text:s text:c="12"/>background-color: #1f2937; /* Gris más oscuro al pasar el mouse */</text:p>
      <text:p text:style-name="Standard"><text:s text:c="8"/>}</text:p>
      <text:p text:style-name="Standard"><text:s text:c="8"/>.feedback-box {</text:p>
      <text:p text:style-name="Standard"><text:soft-page-break/><text:s text:c="12"/>border-radius: 0.5rem;</text:p>
      <text:p text:style-name="Standard"><text:s text:c="12"/>padding: 0.75rem 1rem;</text:p>
      <text:p text:style-name="Standard"><text:s text:c="12"/>margin-top: 1rem;</text:p>
      <text:p text:style-name="Standard"><text:s text:c="12"/>font-weight: 600;</text:p>
      <text:p text:style-name="Standard"><text:s text:c="8"/>}</text:p>
      <text:p text:style-name="Standard"><text:s text:c="8"/>.feedback-success {</text:p>
      <text:p text:style-name="Standard"><text:s text:c="12"/>background-color: #d1fae5; /* Verde claro */</text:p>
      <text:p text:style-name="Standard"><text:s text:c="12"/>color: #065f46; /* Verde oscuro */</text:p>
      <text:p text:style-name="Standard"><text:s text:c="8"/>}</text:p>
      <text:p text:style-name="Standard"><text:s text:c="8"/>.feedback-warning {</text:p>
      <text:p text:style-name="Standard"><text:s text:c="12"/>background-color: #fef3c7; /* Amarillo claro */</text:p>
      <text:p text:style-name="Standard"><text:s text:c="12"/>color: #92400e; /* Naranja oscuro */</text:p>
      <text:p text:style-name="Standard"><text:s text:c="8"/>}</text:p>
      <text:p text:style-name="Standard"><text:s text:c="8"/>.feedback-error {</text:p>
      <text:p text:style-name="Standard"><text:s text:c="12"/>background-color: #fee2e2; /* Rojo claro */</text:p>
      <text:p text:style-name="Standard"><text:s text:c="12"/>color: #991b1b; /* Rojo oscuro */</text:p>
      <text:p text:style-name="Standard"><text:s text:c="8"/>}</text:p>
      <text:p text:style-name="Standard"><text:s text:c="8"/>/* Estilos para el simulador de compresiones */</text:p>
      <text:p text:style-name="Standard"><text:s text:c="8"/>#compressionSimulator {</text:p>
      <text:p text:style-name="Standard"><text:s text:c="12"/>width: 100%;</text:p>
      <text:p text:style-name="Standard"><text:s text:c="12"/>height: 150px;</text:p>
      <text:p text:style-name="Standard"><text:s text:c="12"/>background-color: #e2e8f0;</text:p>
      <text:p text:style-name="Standard"><text:s text:c="12"/>border-radius: 0.75rem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1.5rem; /* Tamaño de fuente ajustado para instrucciones del giroscopio */</text:p>
      <text:p text:style-name="Standard"><text:s text:c="12"/>font-weight: bold;</text:p>
      <text:p text:style-name="Standard"><text:s text:c="12"/>color: #64748b;</text:p>
      <text:p text:style-name="Standard"><text:s text:c="12"/>cursor: pointer;</text:p>
      <text:p text:style-name="Standard"><text:s text:c="12"/>user-select: none; /* Evita selección de texto al hacer clic rápido */</text:p>
      <text:p text:style-name="Standard"><text:s text:c="12"/>transition: background-color 0.1s ease;</text:p>
      <text:p text:style-name="Standard"><text:s text:c="12"/>text-align: center;</text:p>
      <text:p text:style-name="Standard"><text:s text:c="12"/>padding: 1rem;</text:p>
      <text:p text:style-name="Standard"><text:s text:c="8"/>}</text:p>
      <text:p text:style-name="Standard"><text:s text:c="8"/>#compressionSimulator.active {</text:p>
      <text:p text:style-name="Standard"><text:s text:c="12"/>background-color: #cbd5e1;</text:p>
      <text:p text:style-name="Standard"><text:s text:c="8"/>}</text:p>
      <text:p text:style-name="Standard"><text:s text:c="8"/>#compressionFeedback {</text:p>
      <text:p text:style-name="Standard"><text:s text:c="12"/>min-height: 3rem; /* Asegura espacio para el feedback */</text:p>
      <text:p text:style-name="Standard"><text:s text:c="8"/>}</text:p>
      <text:p text:style-name="Standard"><text:s text:c="8"/>#permissionButton {</text:p>
      <text:p text:style-name="Standard"><text:s text:c="12"/>background-color: #3b82f6; /* Azul */</text:p>
      <text:p text:style-name="Standard"><text:s text:c="12"/>color: white;</text:p>
      <text:p text:style-name="Standard"><text:s text:c="12"/>padding: 0.75rem 1.5rem;</text:p>
      <text:p text:style-name="Standard"><text:s text:c="12"/>border-radius: 0.5rem;</text:p>
      <text:p text:style-name="Standard"><text:s text:c="12"/>font-weight: 600;</text:p>
      <text:p text:style-name="Standard"><text:s text:c="12"/>transition: background-color 0.3s ease;</text:p>
      <text:p text:style-name="Standard"><text:s text:c="12"/>cursor: pointer;</text:p>
      <text:p text:style-name="Standard"><text:s text:c="12"/>margin-top: 1rem;</text:p>
      <text:p text:style-name="Standard"><text:s text:c="8"/>}</text:p>
      <text:p text:style-name="Standard"><text:s text:c="8"/>#permissionButton:hover {</text:p>
      <text:p text:style-name="Standard"><text:soft-page-break/><text:s text:c="12"/>background-color: #2563eb; /* Azul más oscuro */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 class="antialiased"&gt;</text:p>
      <text:p text:style-name="Standard"/>
      <text:p text:style-name="Standard"><text:s text:c="4"/>&lt;header class="bg-red-600 text-white py-6 shadow-md rounded-b-lg"&gt;</text:p>
      <text:p text:style-name="Standard"><text:s text:c="8"/>&lt;div class="container text-center"&gt;</text:p>
      <text:p text:style-name="Standard"><text:s text:c="12"/>&lt;h1 class="text-4xl font-bold mb-2"&gt;Curso Interactivo de Soporte Vital Básico&lt;/h1&gt;</text:p>
      <text:p text:style-name="Standard"><text:s text:c="12"/>&lt;p class="text-xl"&gt;Módulo 3: RCP en Adultos - Dominando la Técnica&lt;/p&gt;</text:p>
      <text:p text:style-name="Standard"><text:s text:c="8"/>&lt;/div&gt;</text:p>
      <text:p text:style-name="Standard"><text:s text:c="4"/>&lt;/header&gt;</text:p>
      <text:p text:style-name="Standard"/>
      <text:p text:style-name="Standard"><text:s text:c="4"/>&lt;main class="container py-8"&gt;</text:p>
      <text:p text:style-name="Standard"/>
      <text:p text:style-name="Standard"><text:s text:c="8"/>&lt;section id="intro" class="card"&gt;</text:p>
      <text:p text:style-name="Standard"><text:s text:c="12"/>&lt;h2 class="text-2xl font-bold text-red-700 mb-4"&gt;¡Bienvenidos al Módulo 3: RCP en Adultos!&lt;/h2&gt;</text:p>
      <text:p text:style-name="Standard"><text:s text:c="12"/>&lt;p class="mb-4"&gt;En este módulo, aprenderás los pilares de la Reanimación Cardiopulmonar (RCP) de alta calidad para adultos. Dominarás las técnicas de compresiones torácicas y ventilaciones de rescate, siguiendo los algoritmos más recientes de la American Heart Association (AHA).&lt;/p&gt;</text:p>
      <text:p text:style-name="Standard"><text:s text:c="12"/>&lt;p class="mb-4"&gt;¡Prepárate para aplicar tus conocimientos en escenarios interactivos!&lt;/p&gt;</text:p>
      <text:p text:style-name="Standard"><text:s text:c="12"/>&lt;button onclick="showSection('compresiones')" class="button-primary"&gt;Comenzar Módulo&lt;/button&gt;</text:p>
      <text:p text:style-name="Standard"><text:s text:c="8"/>&lt;/section&gt;</text:p>
      <text:p text:style-name="Standard"/>
      <text:p text:style-name="Standard"><text:s text:c="8"/>&lt;section id="compresiones" class="card hidden"&gt;</text:p>
      <text:p text:style-name="Standard"><text:s text:c="12"/>&lt;h2 class="text-2xl font-bold text-red-700 mb-4"&gt;3.1 Compresiones Torácicas de Alta Calidad: El Corazón de la RCP&lt;/h2&gt;</text:p>
      <text:p text:style-name="Standard"><text:s text:c="12"/>&lt;p class="mb-4"&gt;Las compresiones torácicas son el componente más crítico de la RCP. Su objetivo es bombear sangre oxigenada al cerebro y al corazón, manteniendo vivos los órganos vitales hasta que llegue la ayuda avanzada. Deben ser **fuertes y rápidas**, permitiendo una descompresión completa del pecho.&lt;/p&gt;</text:p>
      <text:p text:style-name="Standard"/>
      <text:p text:style-name="Standard"><text:s text:c="12"/>&lt;div class="mb-6"&gt;</text:p>
      <text:p text:style-name="Standard"><text:s text:c="16"/>&lt;h3 class="text-xl font-semibold mb-2"&gt;Video Demostrativo:&lt;/h3&gt;</text:p>
      <text:p text:style-name="Standard"><text:s text:c="16"/>&lt;div class="relative w-full" style="padding-top: 56.25%;"&gt;</text:p>
      <text:p text:style-name="Standard"><text:s text:c="20"/>&lt;iframe class="absolute top-0 left-0 w-full h-full rounded-lg" src="https://www.youtube.com/embed/dQw4w9WgXcQ?si=abcdefg" frameborder="0" allow="accelerometer; autoplay; clipboard-write; encrypted-media; gyroscope; picture-in-picture" allowfullscreen&gt;&lt;/iframe&gt;</text:p>
      <text:p text:style-name="Standard"><text:s text:c="16"/>&lt;/div&gt;</text:p>
      <text:p text:style-name="Standard"><text:s text:c="16"/>&lt;p class="text-sm text-gray-600 mt-2"&gt;&lt;em&gt;(Video: Demostración de Compresiones Torácicas de Alta Calidad en Adultos - Reemplaza con tu video real)&lt;/em&gt;&lt;/p&gt;</text:p>
      <text:p text:style-name="Standard"><text:s text:c="12"/>&lt;/div&gt;</text:p>
      <text:p text:style-name="Standard"/>
      <text:p text:style-name="Standard"><text:s text:c="12"/>&lt;h3 class="text-xl font-semibold mb-2"&gt;Puntos Clave:&lt;/h3&gt;</text:p>
      <text:p text:style-name="Standard"><text:s text:c="12"/>&lt;ul class="list-disc list-inside mb-6 space-y-2"&gt;</text:p>
      <text:p text:style-name="Standard"><text:s text:c="16"/>&lt;li&gt;**Profundidad:** Al menos 5 cm (2 pulgadas). Piensa en **"hundir el pecho como si quisieras presionar un resorte fuerte"**.&lt;/li&gt;</text:p>
      <text:p text:style-name="Standard"><text:soft-page-break/><text:s text:c="16"/>&lt;li&gt;**Frecuencia:** Entre 100 y 120 compresiones por minuto. ¡Imagina el ritmo de la canción "Stayin' Alive" de los Bee Gees!&lt;/li&gt;</text:p>
      <text:p text:style-name="Standard"><text:s text:c="16"/>&lt;li&gt;**Descompresión:** Permite que el pecho se expanda completamente después de cada compresión. ¡Es vital para que el corazón se llene de sangre!&lt;/li&gt;</text:p>
      <text:p text:style-name="Standard"><text:s text:c="16"/>&lt;li&gt;**Interrupciones Mínimas:** Reduce al máximo el tiempo sin compresiones.&lt;/li&gt;</text:p>
      <text:p text:style-name="Standard"><text:s text:c="12"/>&lt;/ul&gt;</text:p>
      <text:p text:style-name="Standard"><text:s text:c="12"/>&lt;button onclick="showSection('simulador_compresiones')" class="button-primary"&gt;Ir al Simulador de Compresiones&lt;/button&gt;</text:p>
      <text:p text:style-name="Standard"><text:s text:c="8"/>&lt;/section&gt;</text:p>
      <text:p text:style-name="Standard"/>
      <text:p text:style-name="Standard"><text:s text:c="8"/>&lt;section id="simulador_compresiones" class="card hidden"&gt;</text:p>
      <text:p text:style-name="Standard"><text:s text:c="12"/>&lt;h2 class="text-2xl font-bold text-red-700 mb-4"&gt;3.2 Practicando las Compresiones: ¡Tu Ritmo Salva Vidas!&lt;/h2&gt;</text:p>
      <text:p text:style-name="Standard"><text:s text:c="12"/>&lt;p class="mb-4"&gt;Para simular las compresiones, **sostén tu teléfono firmemente y realiza un movimiento de "empuje" hacia abajo** como si estuvieras comprimiendo un pecho. Intenta mantener una frecuencia de 100-120 compresiones por minuto y una "profundidad" constante. La simulación durará 15 segundos.&lt;/p&gt;</text:p>
      <text:p text:style-name="Standard"><text:s text:c="12"/>&lt;p class="text-sm text-gray-600 mb-4"&gt;Abre la consola del navegador (F12 en PC o herramientas de depuración móvil) para ver los valores de aceleración y ayudarte a calibrar los umbrales.&lt;/p&gt;</text:p>
      <text:p text:style-name="Standard"/>
      <text:p text:style-name="Standard"><text:s text:c="12"/>&lt;button id="permissionButton" class="button-primary mb-4"&gt;Habilitar Sensores de Movimiento (Necesario para iOS)&lt;/button&gt;</text:p>
      <text:p text:style-name="Standard"/>
      <text:p text:style-name="Standard"><text:s text:c="12"/>&lt;div id="compressionSimulator" class="p-8 text-center bg-blue-100 border-2 border-blue-300 transition-colors duration-200"&gt;</text:p>
      <text:p text:style-name="Standard"><text:s text:c="16"/>Mueve tu teléfono para simular compresiones</text:p>
      <text:p text:style-name="Standard"><text:s text:c="12"/>&lt;/div&gt;</text:p>
      <text:p text:style-name="Standard"><text:s text:c="12"/>&lt;div id="compressionFeedback" class="feedback-box mt-4 text-center"&gt;&lt;/div&gt;</text:p>
      <text:p text:style-name="Standard"><text:s text:c="12"/>&lt;div class="mt-4 flex justify-between items-center"&gt;</text:p>
      <text:p text:style-name="Standard"><text:s text:c="16"/>&lt;span class="text-lg font-semibold"&gt;Compresiones por minuto: &lt;span id="cpmDisplay"&gt;0&lt;/span&gt;&lt;/span&gt;</text:p>
      <text:p text:style-name="Standard"><text:s text:c="16"/>&lt;span class="text-lg font-semibold"&gt;Tiempo restante: &lt;span id="timerDisplay"&gt;15&lt;/span&gt;s&lt;/span&gt;</text:p>
      <text:p text:style-name="Standard"><text:s text:c="12"/>&lt;/div&gt;</text:p>
      <text:p text:style-name="Standard"><text:s text:c="12"/>&lt;div class="mt-6 flex justify-end space-x-4"&gt;</text:p>
      <text:p text:style-name="Standard"><text:s text:c="16"/>&lt;button onclick="showSection('compresiones')" class="button-secondary"&gt;Volver&lt;/button&gt;</text:p>
      <text:p text:style-name="Standard"><text:s text:c="16"/>&lt;button onclick="showSection('cuestionario_rcp')" class="button-primary"&gt;Ir al Cuestionario&lt;/button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section id="cuestionario_rcp" class="card hidden"&gt;</text:p>
      <text:p text:style-name="Standard"><text:s text:c="12"/>&lt;h2 class="text-2xl font-bold text-red-700 mb-4"&gt;Cuestionario del Módulo 3: Aplicación de RCP en Adultos&lt;/h2&gt;</text:p>
      <text:p text:style-name="Standard"><text:s text:c="12"/>&lt;p class="mb-6"&gt;Lee el siguiente escenario y responde las preguntas. ¡Demuestra lo que has aprendido!&lt;/p&gt;</text:p>
      <text:p text:style-name="Standard"/>
      <text:p text:style-name="Standard"><text:s text:c="12"/>&lt;div class="bg-gray-100 p-4 rounded-lg mb-6"&gt;</text:p>
      <text:p text:style-name="Standard"><text:s text:c="16"/>&lt;p class="font-semibold text-lg mb-2"&gt;Escenario:&lt;/p&gt;</text:p>
      <text:p text:style-name="Standard"><text:soft-page-break/><text:s text:c="16"/>&lt;p&gt;Estás en un centro comercial y ves a un adulto colapsar repentinamente. Parece inconsciente y no responde a tu llamado. Después de asegurar la escena, te acercas y determinas que no respira normalmente y no tiene pulso.&lt;/p&gt;</text:p>
      <text:p text:style-name="Standard"><text:s text:c="12"/>&lt;/div&gt;</text:p>
      <text:p text:style-name="Standard"/>
      <text:p text:style-name="Standard"><text:s text:c="12"/>&lt;div class="mb-6"&gt;</text:p>
      <text:p text:style-name="Standard"><text:s text:c="16"/>&lt;p class="font-semibold text-lg mb-3"&gt;1. ¿Cuál sería tu primera acción inmediata después de confirmar la ausencia de pulso y respiración en este adulto?&lt;/p&gt;</text:p>
      <text:p text:style-name="Standard"><text:s text:c="16"/>&lt;div class="space-y-2"&gt;</text:p>
      <text:p text:style-name="Standard"><text:s text:c="20"/>&lt;label class="block"&gt;</text:p>
      <text:p text:style-name="Standard"><text:s text:c="24"/>&lt;input type="radio" name="q1" value="a" class="mr-2"&gt; a) Buscar un DEA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1" value="b" class="mr-2"&gt; b) Abrir la vía aérea y dar dos ventilaciones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1" value="c" class="mr-2"&gt; c) Iniciar compresiones torácicas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1" value="d" class="mr-2"&gt; d) Llamar a los servicios de emergencia (911/107).</text:p>
      <text:p text:style-name="Standard"><text:s text:c="20"/>&lt;/label&gt;</text:p>
      <text:p text:style-name="Standard"><text:s text:c="16"/>&lt;/div&gt;</text:p>
      <text:p text:style-name="Standard"><text:s text:c="16"/>&lt;div id="feedbackQ1" class="feedback-box mt-2"&gt;&lt;/div&gt;</text:p>
      <text:p text:style-name="Standard"><text:s text:c="12"/>&lt;/div&gt;</text:p>
      <text:p text:style-name="Standard"/>
      <text:p text:style-name="Standard"><text:s text:c="12"/>&lt;div class="mb-6"&gt;</text:p>
      <text:p text:style-name="Standard"><text:s text:c="16"/>&lt;p class="font-semibold text-lg mb-3"&gt;2. Mientras realizas las compresiones, ¿cuál es la frecuencia ideal que debes mantener?&lt;/p&gt;</text:p>
      <text:p text:style-name="Standard"><text:s text:c="16"/>&lt;div class="space-y-2"&gt;</text:p>
      <text:p text:style-name="Standard"><text:s text:c="20"/>&lt;label class="block"&gt;</text:p>
      <text:p text:style-name="Standard"><text:s text:c="24"/>&lt;input type="radio" name="q2" value="a" class="mr-2"&gt; a) 60-80 compresiones por minuto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2" value="b" class="mr-2"&gt; b) 100-120 compresiones por minuto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2" value="c" class="mr-2"&gt; c) Más de 120 compresiones por minuto.</text:p>
      <text:p text:style-name="Standard"><text:s text:c="20"/>&lt;/label&gt;</text:p>
      <text:p text:style-name="Standard"><text:s text:c="20"/>&lt;label class="block"&gt;</text:p>
      <text:p text:style-name="Standard"><text:s text:c="24"/>&lt;input type="radio" name="q2" value="d" class="mr-2"&gt; d) Menos de 60 compresiones por minuto.</text:p>
      <text:p text:style-name="Standard"><text:s text:c="20"/>&lt;/label&gt;</text:p>
      <text:p text:style-name="Standard"><text:s text:c="16"/>&lt;/div&gt;</text:p>
      <text:p text:style-name="Standard"><text:s text:c="16"/>&lt;div id="feedbackQ2" class="feedback-box mt-2"&gt;&lt;/div&gt;</text:p>
      <text:p text:style-name="Standard"><text:s text:c="12"/>&lt;/div&gt;</text:p>
      <text:p text:style-name="Standard"/>
      <text:p text:style-name="Standard"><text:soft-page-break/><text:s text:c="12"/>&lt;div class="flex justify-end space-x-4"&gt;</text:p>
      <text:p text:style-name="Standard"><text:s text:c="16"/>&lt;button onclick="checkQuiz()" class="button-primary"&gt;Enviar Respuestas&lt;/button&gt;</text:p>
      <text:p text:style-name="Standard"><text:s text:c="16"/>&lt;button onclick="showSection('simulador_compresiones')" class="button-secondary"&gt;Volver al Simulador&lt;/button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4"/>&lt;/main&gt;</text:p>
      <text:p text:style-name="Standard"/>
      <text:p text:style-name="Standard"><text:s text:c="4"/>&lt;footer class="bg-gray-800 text-white py-4 text-center rounded-t-lg mt-8"&gt;</text:p>
      <text:p text:style-name="Standard"><text:s text:c="8"/>&lt;p&gt;© 2025 Curso de SVB. Todos los derechos reservados.&lt;/p&gt;</text:p>
      <text:p text:style-name="Standard"><text:s text:c="4"/>&lt;/footer&gt;</text:p>
      <text:p text:style-name="Standard"/>
      <text:p text:style-name="Standard"><text:s text:c="4"/>&lt;script&gt;</text:p>
      <text:p text:style-name="Standard"><text:s text:c="8"/>// Función para mostrar/ocultar secciones</text:p>
      <text:p text:style-name="Standard"><text:s text:c="8"/>function showSection(id) {</text:p>
      <text:p text:style-name="Standard"><text:s text:c="12"/>document.querySelectorAll('section').forEach(section =&gt; {</text:p>
      <text:p text:style-name="Standard"><text:s text:c="16"/>section.classList.add('hidden');</text:p>
      <text:p text:style-name="Standard"><text:s text:c="12"/>});</text:p>
      <text:p text:style-name="Standard"><text:s text:c="12"/>document.getElementById(id).classList.remove('hidden');</text:p>
      <text:p text:style-name="Standard"><text:s text:c="8"/>}</text:p>
      <text:p text:style-name="Standard"/>
      <text:p text:style-name="Standard"><text:s text:c="8"/>// --- Lógica del Simulador de Compresiones con Sensor de Movimiento ---</text:p>
      <text:p text:style-name="Standard"><text:s text:c="8"/>let compressionCount = 0;</text:p>
      <text:p text:style-name="Standard"><text:s text:c="8"/>let timer = 15; // segundos</text:p>
      <text:p text:style-name="Standard"><text:s text:c="8"/>let intervalId;</text:p>
      <text:p text:style-name="Standard"><text:s text:c="8"/>let cpmIntervalId;</text:p>
      <text:p text:style-name="Standard"><text:s text:c="8"/>let lastCompressionTime = 0; // Tiempo del último "push" detectado</text:p>
      <text:p text:style-name="Standard"><text:s text:c="8"/>let compressionTimes = []; // Para calcular CPM</text:p>
      <text:p text:style-name="Standard"><text:s text:c="8"/>// Ajusta estos valores según tus pruebas. Valores más altos requieren movimientos más fuertes.</text:p>
      <text:p text:style-name="Standard"><text:s text:c="8"/>// Prueba con valores entre 5 y 15 para COMPRESSION_THRESHOLD, y 8 y 20 para DEPTH_THRESHOLD.</text:p>
      <text:p text:style-name="Standard"><text:s text:c="8"/>// COMPRESSION_THRESHOLD: Aceleración mínima para contar una compresión.</text:p>
      <text:p text:style-name="Standard"><text:s text:c="8"/>// DEPTH_THRESHOLD: Aceleración mínima para considerar una compresión "profunda".</text:p>
      <text:p text:style-name="Standard"><text:s text:c="8"/>const COMPRESSION_THRESHOLD = 8; </text:p>
      <text:p text:style-name="Standard"><text:s text:c="8"/>const DEPTH_THRESHOLD = 10; </text:p>
      <text:p text:style-name="Standard"/>
      <text:p text:style-name="Standard"><text:s text:c="8"/>const simulator = document.getElementById('compressionSimulator');</text:p>
      <text:p text:style-name="Standard"><text:s text:c="8"/>const cpmDisplay = document.getElementById('cpmDisplay');</text:p>
      <text:p text:style-name="Standard"><text:s text:c="8"/>const timerDisplay = document.getElementById('timerDisplay');</text:p>
      <text:p text:style-name="Standard"><text:s text:c="8"/>const compressionFeedback = document.getElementById('compressionFeedback');</text:p>
      <text:p text:style-name="Standard"><text:s text:c="8"/>const permissionButton = document.getElementById('permissionButton');</text:p>
      <text:p text:style-name="Standard"/>
      <text:p text:style-name="Standard"><text:s text:c="8"/>let sensorsEnabled = false; // Estado de los sensores</text:p>
      <text:p text:style-name="Standard"><text:s text:c="8"/>let simulationActive = false; // Controla si la simulación está en curso</text:p>
      <text:p text:style-name="Standard"/>
      <text:p text:style-name="Standard"><text:s text:c="8"/>// Función para solicitar permisos (especialmente para iOS 13+)</text:p>
      <text:p text:style-name="Standard"><text:s text:c="8"/>if (typeof DeviceMotionEvent.requestPermission === 'function') {</text:p>
      <text:p text:style-name="Standard"><text:s text:c="12"/>permissionButton.style.display = 'block'; // Mostrar botón solo si la función existe</text:p>
      <text:p text:style-name="Standard"><text:s text:c="12"/>permissionButton.addEventListener('click', () =&gt; {</text:p>
      <text:p text:style-name="Standard"><text:s text:c="16"/>DeviceMotionEvent.requestPermission()</text:p>
      <text:p text:style-name="Standard"><text:soft-page-break/><text:s text:c="20"/>.then(permissionState =&gt; {</text:p>
      <text:p text:style-name="Standard"><text:s text:c="24"/>if (permissionState === 'granted') {</text:p>
      <text:p text:style-name="Standard"><text:s text:c="28"/>sensorsEnabled = true;</text:p>
      <text:p text:style-name="Standard"><text:s text:c="28"/>permissionButton.style.display = 'none'; // Ocultar botón una vez concedido</text:p>
      <text:p text:style-name="Standard"><text:s text:c="28"/>simulator.textContent = '¡Sensores habilitados! Mueve tu teléfono para simular compresiones.';</text:p>
      <text:p text:style-name="Standard"><text:s text:c="28"/>// Iniciar la simulación automáticamente al habilitar los sensores</text:p>
      <text:p text:style-name="Standard"><text:s text:c="28"/>startGyroSimulation(); </text:p>
      <text:p text:style-name="Standard"><text:s text:c="24"/>} else {</text:p>
      <text:p text:style-name="Standard"><text:s text:c="28"/>simulator.textContent = 'Permiso denegado. No se pueden usar los sensores.';</text:p>
      <text:p text:style-name="Standard"><text:s text:c="24"/>}</text:p>
      <text:p text:style-name="Standard"><text:s text:c="20"/>})</text:p>
      <text:p text:style-name="Standard"><text:s text:c="20"/>.catch(console.error);</text:p>
      <text:p text:style-name="Standard"><text:s text:c="12"/>});</text:p>
      <text:p text:style-name="Standard"><text:s text:c="8"/>} else {</text:p>
      <text:p text:style-name="Standard"><text:s text:c="12"/>// Para Android o navegadores que no requieren permiso explícito</text:p>
      <text:p text:style-name="Standard"><text:s text:c="12"/>permissionButton.style.display = 'none';</text:p>
      <text:p text:style-name="Standard"><text:s text:c="12"/>sensorsEnabled = true; // Asumir que los sensores están disponibles</text:p>
      <text:p text:style-name="Standard"><text:s text:c="12"/>simulator.textContent = 'Mueve tu teléfono para simular compresiones.';</text:p>
      <text:p text:style-name="Standard"><text:s text:c="12"/>// Iniciar la simulación automáticamente si no se necesita permiso</text:p>
      <text:p text:style-name="Standard"><text:s text:c="12"/>// startGyroSimulation(); // Se iniciará al detectar el primer movimiento</text:p>
      <text:p text:style-name="Standard"><text:s text:c="8"/>}</text:p>
      <text:p text:style-name="Standard"/>
      <text:p text:style-name="Standard"/>
      <text:p text:style-name="Standard"><text:s text:c="8"/>function startGyroSimulation() {</text:p>
      <text:p text:style-name="Standard"><text:s text:c="12"/>if (!sensorsEnabled) {</text:p>
      <text:p text:style-name="Standard"><text:s text:c="16"/>compressionFeedback.className = 'feedback-box mt-4 text-center feedback-error';</text:p>
      <text:p text:style-name="Standard"><text:s text:c="16"/>compressionFeedback.textContent = 'Error: Los sensores de movimiento no están habilitados o disponibles. Pulsa "Habilitar Sensores" si aparece.';</text:p>
      <text:p text:style-name="Standard"><text:s text:c="16"/>return;</text:p>
      <text:p text:style-name="Standard"><text:s text:c="12"/>}</text:p>
      <text:p text:style-name="Standard"><text:s text:c="12"/>if (simulationActive) return; // Evitar iniciar múltiples simulaciones</text:p>
      <text:p text:style-name="Standard"/>
      <text:p text:style-name="Standard"><text:s text:c="12"/>simulationActive = true;</text:p>
      <text:p text:style-name="Standard"><text:s text:c="12"/>compressionCount = 0;</text:p>
      <text:p text:style-name="Standard"><text:s text:c="12"/>timer = 15;</text:p>
      <text:p text:style-name="Standard"><text:s text:c="12"/>compressionTimes = [];</text:p>
      <text:p text:style-name="Standard"><text:s text:c="12"/>cpmDisplay.textContent = '0';</text:p>
      <text:p text:style-name="Standard"><text:s text:c="12"/>timerDisplay.textContent = '15';</text:p>
      <text:p text:style-name="Standard"><text:s text:c="12"/>compressionFeedback.className = 'feedback-box mt-4 text-center';</text:p>
      <text:p text:style-name="Standard"><text:s text:c="12"/>compressionFeedback.textContent = '';</text:p>
      <text:p text:style-name="Standard"><text:s text:c="12"/>simulator.style.backgroundColor = '#e2e8f0'; // Reset color</text:p>
      <text:p text:style-name="Standard"/>
      <text:p text:style-name="Standard"><text:s text:c="12"/>// Limpiar listeners anteriores para evitar duplicados</text:p>
      <text:p text:style-name="Standard"><text:s text:c="12"/>window.removeEventListener('devicemotion', handleDeviceMotion);</text:p>
      <text:p text:style-name="Standard"/>
      <text:p text:style-name="Standard"><text:s text:c="12"/>// Añadir listener para el evento devicemotion</text:p>
      <text:p text:style-name="Standard"><text:s text:c="12"/>window.addEventListener('devicemotion', handleDeviceMotion);</text:p>
      <text:p text:style-name="Standard"/>
      <text:p text:style-name="Standard"><text:s text:c="12"/>intervalId = setInterval(() =&gt; {</text:p>
      <text:p text:style-name="Standard"><text:s text:c="16"/>timer--;</text:p>
      <text:p text:style-name="Standard"><text:s text:c="16"/>timerDisplay.textContent = timer;</text:p>
      <text:p text:style-name="Standard"><text:soft-page-break/><text:s text:c="16"/>if (timer &lt;= 0) {</text:p>
      <text:p text:style-name="Standard"><text:s text:c="20"/>clearInterval(intervalId);</text:p>
      <text:p text:style-name="Standard"><text:s text:c="20"/>clearInterval(cpmIntervalId);</text:p>
      <text:p text:style-name="Standard"><text:s text:c="20"/>endSimulation();</text:p>
      <text:p text:style-name="Standard"><text:s text:c="20"/>window.removeEventListener('devicemotion', handleDeviceMotion); // Detener el listener</text:p>
      <text:p text:style-name="Standard"><text:s text:c="16"/>}</text:p>
      <text:p text:style-name="Standard"><text:s text:c="12"/>}, 1000);</text:p>
      <text:p text:style-name="Standard"/>
      <text:p text:style-name="Standard"><text:s text:c="12"/>cpmIntervalId = setInterval(updateCpmDisplay, 1000);</text:p>
      <text:p text:style-name="Standard"><text:s text:c="8"/>}</text:p>
      <text:p text:style-name="Standard"/>
      <text:p text:style-name="Standard"><text:s text:c="8"/>function handleDeviceMotion(event) {</text:p>
      <text:p text:style-name="Standard"><text:s text:c="12"/>if (!simulationActive) {</text:p>
      <text:p text:style-name="Standard"><text:s text:c="16"/>// Si la simulación no ha comenzado (primer movimiento), iniciarla</text:p>
      <text:p text:style-name="Standard"><text:s text:c="16"/>startGyroSimulation();</text:p>
      <text:p text:style-name="Standard"><text:s text:c="12"/>}</text:p>
      <text:p text:style-name="Standard"/>
      <text:p text:style-name="Standard"><text:s text:c="12"/>// Aceleración a lo largo del eje Y (arriba/abajo si el teléfono está vertical)</text:p>
      <text:p text:style-name="Standard"><text:s text:c="12"/>// o Z (hacia/desde la pantalla)</text:p>
      <text:p text:style-name="Standard"><text:s text:c="12"/>// La elección del eje depende de cómo el usuario simule la compresión.</text:p>
      <text:p text:style-name="Standard"><text:s text:c="12"/>// Para un "empuje hacia abajo" como si fuera una compresión, el eje Y (vertical)</text:p>
      <text:p text:style-name="Standard"><text:s text:c="12"/>// o Z (profundidad en la mesa) son los más relevantes.</text:p>
      <text:p text:style-name="Standard"><text:s text:c="12"/>// Usaremos el valor absoluto para detectar el "pico" de movimiento en cualquier dirección relevante.</text:p>
      <text:p text:style-name="Standard"><text:s text:c="12"/>const accelerationY = event.accelerationIncludingGravity.y;</text:p>
      <text:p text:style-name="Standard"><text:s text:c="12"/>const accelerationZ = event.accelerationIncludingGravity.z;</text:p>
      <text:p text:style-name="Standard"/>
      <text:p text:style-name="Standard"><text:s text:c="12"/>// Para depuración: Muestra los valores en la consola</text:p>
      <text:p text:style-name="Standard"><text:s text:c="12"/>console.log(`Acc Y: ${accelerationY.toFixed(2)}, Acc Z: ${accelerationZ.toFixed(2)}`);</text:p>
      <text:p text:style-name="Standard"/>
      <text:p text:style-name="Standard"><text:s text:c="12"/>// Detectar un "pico" de aceleración para una compresión</text:p>
      <text:p text:style-name="Standard"><text:s text:c="12"/>// Usamos el valor absoluto del eje Y o Z para detectar un movimiento significativo de "empuje".</text:p>
      <text:p text:style-name="Standard"><text:s text:c="12"/>// Podrías ajustar esto para detectar un movimiento negativo en Y si el teléfono está vertical y se empuja hacia abajo.</text:p>
      <text:p text:style-name="Standard"><text:s text:c="12"/>const effectiveAcceleration = Math.max(Math.abs(accelerationY), Math.abs(accelerationZ));</text:p>
      <text:p text:style-name="Standard"/>
      <text:p text:style-name="Standard"><text:s text:c="12"/>if (effectiveAcceleration &gt; COMPRESSION_THRESHOLD) {</text:p>
      <text:p text:style-name="Standard"><text:s text:c="16"/>const currentTime = Date.now();</text:p>
      <text:p text:style-name="Standard"><text:s text:c="16"/>// Mínimo 300ms entre compresiones para evitar doble conteo por un solo movimiento</text:p>
      <text:p text:style-name="Standard"><text:s text:c="16"/>if (currentTime - lastCompressionTime &gt; 300) {</text:p>
      <text:p text:style-name="Standard"><text:s text:c="20"/>compressionCount++;</text:p>
      <text:p text:style-name="Standard"><text:s text:c="20"/>compressionTimes.push(currentTime);</text:p>
      <text:p text:style-name="Standard"><text:s text:c="20"/>lastCompressionTime = currentTime;</text:p>
      <text:p text:style-name="Standard"/>
      <text:p text:style-name="Standard"><text:s text:c="20"/>// Feedback de profundidad simulada</text:p>
      <text:p text:style-name="Standard"><text:s text:c="20"/>// Cuanto mayor sea la aceleración, más "profunda" se considera la compresión.</text:p>
      <text:p text:style-name="Standard"><text:s text:c="20"/>if (effectiveAcceleration &gt; DEPTH_THRESHOLD) {</text:p>
      <text:p text:style-name="Standard"><text:s text:c="24"/>simulator.style.backgroundColor = '#99f6e4'; // Verde claro para "profundo"</text:p>
      <text:p text:style-name="Standard"><text:soft-page-break/><text:s text:c="24"/>compressionFeedback.className = 'feedback-box mt-4 text-center feedback-success';</text:p>
      <text:p text:style-name="Standard"><text:s text:c="24"/>compressionFeedback.textContent = '¡Compresión Profunda!';</text:p>
      <text:p text:style-name="Standard"><text:s text:c="20"/>} else {</text:p>
      <text:p text:style-name="Standard"><text:s text:c="24"/>simulator.style.backgroundColor = '#fef3c7'; // Amarillo para "superficial"</text:p>
      <text:p text:style-name="Standard"><text:s text:c="24"/>compressionFeedback.className = 'feedback-box mt-4 text-center feedback-warning';</text:p>
      <text:p text:style-name="Standard"><text:s text:c="24"/>compressionFeedback.textContent = '¡Más profundo!';</text:p>
      <text:p text:style-name="Standard"><text:s text:c="20"/>}</text:p>
      <text:p text:style-name="Standard"><text:s text:c="20"/>// Restablecer el color y el feedback después de un breve momento</text:p>
      <text:p text:style-name="Standard"><text:s text:c="20"/>setTimeout(() =&gt; {</text:p>
      <text:p text:style-name="Standard"><text:s text:c="24"/>simulator.style.backgroundColor = '#e2e8f0'; // Volver al color normal</text:p>
      <text:p text:style-name="Standard"><text:s text:c="24"/>// Limpiar feedback de profundidad si ya no hay uno nuevo</text:p>
      <text:p text:style-name="Standard"><text:s text:c="24"/>if (compressionFeedback.textContent.includes('Profunda') || compressionFeedback.textContent.includes('profundo')) {</text:p>
      <text:p text:style-name="Standard"><text:s text:c="28"/>compressionFeedback.className = 'feedback-box mt-4 text-center';</text:p>
      <text:p text:style-name="Standard"><text:s text:c="28"/>compressionFeedback.textContent = '';</text:p>
      <text:p text:style-name="Standard"><text:s text:c="24"/>}</text:p>
      <text:p text:style-name="Standard"><text:s text:c="20"/>}, 200)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function updateCpmDisplay() {</text:p>
      <text:p text:style-name="Standard"><text:s text:c="12"/>const now = Date.now();</text:p>
      <text:p text:style-name="Standard"><text:s text:c="12"/>// Filtrar compresiones que estén dentro del último intervalo de 15 segundos</text:p>
      <text:p text:style-name="Standard"><text:s text:c="12"/>const relevantCompressions = compressionTimes.filter(time =&gt; time &gt; now - 15000);</text:p>
      <text:p text:style-name="Standard"><text:s text:c="12"/>const currentCpm = (relevantCompressions.length / 15) * 60; // Convertir a CPM</text:p>
      <text:p text:style-name="Standard"><text:s text:c="12"/>cpmDisplay.textContent = Math.round(currentCpm);</text:p>
      <text:p text:style-name="Standard"/>
      <text:p text:style-name="Standard"><text:s text:c="12"/>// El feedback de frecuencia se maneja aquí, pero el de profundidad en handleDeviceMotion</text:p>
      <text:p text:style-name="Standard"><text:s text:c="12"/>// Para evitar sobrescribir el feedback de profundidad, solo actualizamos si no hay un feedback de profundidad activo</text:p>
      <text:p text:style-name="Standard"><text:s text:c="12"/>if (!compressionFeedback.textContent.includes('Profunda') &amp;&amp; !compressionFeedback.textContent.includes('profundo')) {</text:p>
      <text:p text:style-name="Standard"><text:s text:c="16"/>if (currentCpm &gt;= 100 &amp;&amp; currentCpm &lt;= 120) {</text:p>
      <text:p text:style-name="Standard"><text:s text:c="20"/>compressionFeedback.className = 'feedback-box mt-4 text-center feedback-success';</text:p>
      <text:p text:style-name="Standard"><text:s text:c="20"/>compressionFeedback.textContent = '¡Frecuencia Óptima!';</text:p>
      <text:p text:style-name="Standard"><text:s text:c="16"/>} else if (currentCpm &lt; 100 &amp;&amp; currentCpm &gt; 0) {</text:p>
      <text:p text:style-name="Standard"><text:s text:c="20"/>compressionFeedback.className = 'feedback-box mt-4 text-center feedback-warning';</text:p>
      <text:p text:style-name="Standard"><text:s text:c="20"/>compressionFeedback.textContent = '¡Más rápido!';</text:p>
      <text:p text:style-name="Standard"><text:s text:c="16"/>} else if (currentCpm &gt; 120) {</text:p>
      <text:p text:style-name="Standard"><text:s text:c="20"/>compressionFeedback.className = 'feedback-box mt-4 text-center feedback-warning';</text:p>
      <text:p text:style-name="Standard"><text:s text:c="20"/>compressionFeedback.textContent = '¡Demasiado rápido!';</text:p>
      <text:p text:style-name="Standard"><text:s text:c="16"/>} else {</text:p>
      <text:p text:style-name="Standard"><text:s text:c="20"/>// Si no hay compresiones o están fuera de rango, limpiar el feedback de frecuencia</text:p>
      <text:p text:style-name="Standard"><text:s text:c="20"/>compressionFeedback.className = 'feedback-box mt-4 text-center';</text:p>
      <text:p text:style-name="Standard"><text:s text:c="20"/>compressionFeedback.textContent = ''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oft-page-break/><text:s text:c="8"/>function endSimulation() {</text:p>
      <text:p text:style-name="Standard"><text:s text:c="12"/>simulationActive = false; // Detener la simulación</text:p>
      <text:p text:style-name="Standard"><text:s text:c="12"/>const finalCpm = (compressionCount / 15) * 60;</text:p>
      <text:p text:style-name="Standard"><text:s text:c="12"/>if (finalCpm &gt;= 100 &amp;&amp; finalCpm &lt;= 120) {</text:p>
      <text:p text:style-name="Standard"><text:s text:c="16"/>compressionFeedback.className = 'feedback-box mt-4 text-center feedback-success';</text:p>
      <text:p text:style-name="Standard"><text:s text:c="16"/>compressionFeedback.textContent = `¡Simulación terminada! Excelente ritmo: ${Math.round(finalCpm)} CPM.`;</text:p>
      <text:p text:style-name="Standard"><text:s text:c="12"/>} else {</text:p>
      <text:p text:style-name="Standard"><text:s text:c="16"/>compressionFeedback.className = 'feedback-box mt-4 text-center feedback-error';</text:p>
      <text:p text:style-name="Standard"><text:s text:c="16"/>compressionFeedback.textContent = `Simulación terminada. Ritmo: ${Math.round(finalCpm)} CPM. Necesitas ajustar la frecuencia (100-120 CPM).`;</text:p>
      <text:p text:style-name="Standard"><text:s text:c="12"/>}</text:p>
      <text:p text:style-name="Standard"><text:s text:c="12"/>window.removeEventListener('devicemotion', handleDeviceMotion); // Detener el listener del giroscopio</text:p>
      <text:p text:style-name="Standard"><text:s text:c="8"/>}</text:p>
      <text:p text:style-name="Standard"/>
      <text:p text:style-name="Standard"><text:s text:c="8"/>// --- Lógica del Cuestionario ---</text:p>
      <text:p text:style-name="Standard"><text:s text:c="8"/>function checkQuiz() {</text:p>
      <text:p text:style-name="Standard"><text:s text:c="12"/>const q1Answer = document.querySelector('input[name="q1"]:checked');</text:p>
      <text:p text:style-name="Standard"><text:s text:c="12"/>const q2Answer = document.querySelector('input[name="q2"]:checked');</text:p>
      <text:p text:style-name="Standard"/>
      <text:p text:style-name="Standard"><text:s text:c="12"/>const feedbackQ1 = document.getElementById('feedbackQ1');</text:p>
      <text:p text:style-name="Standard"><text:s text:c="12"/>const feedbackQ2 = document.getElementById('feedbackQ2');</text:p>
      <text:p text:style-name="Standard"/>
      <text:p text:style-name="Standard"><text:s text:c="12"/>// Pregunta 1</text:p>
      <text:p text:style-name="Standard"><text:s text:c="12"/>if (q1Answer &amp;&amp; q1Answer.value === 'c') {</text:p>
      <text:p text:style-name="Standard"><text:s text:c="16"/>feedbackQ1.className = 'feedback-box mt-2 feedback-success';</text:p>
      <text:p text:style-name="Standard"><text:s text:c="16"/>feedbackQ1.textContent = '¡Correcto! La AHA enfatiza el inicio temprano de las compresiones torácicas de alta calidad.';</text:p>
      <text:p text:style-name="Standard"><text:s text:c="12"/>} else {</text:p>
      <text:p text:style-name="Standard"><text:s text:c="16"/>feedbackQ1.className = 'feedback-box mt-2 feedback-error';</text:p>
      <text:p text:style-name="Standard"><text:s text:c="16"/>feedbackQ1.textContent = 'Incorrecto. La prioridad inmediata es iniciar las compresiones torácicas. Repasa la sección 3.1.';</text:p>
      <text:p text:style-name="Standard"><text:s text:c="12"/>}</text:p>
      <text:p text:style-name="Standard"/>
      <text:p text:style-name="Standard"><text:s text:c="12"/>// Pregunta 2</text:p>
      <text:p text:style-name="Standard"><text:s text:c="12"/>if (q2Answer &amp;&amp; q2Answer.value === 'b') {</text:p>
      <text:p text:style-name="Standard"><text:s text:c="16"/>feedbackQ2.className = 'feedback-box mt-2 feedback-success';</text:p>
      <text:p text:style-name="Standard"><text:s text:c="16"/>feedbackQ2.textContent = '¡Correcto! La frecuencia ideal es entre 100 y 120 compresiones por minuto.';</text:p>
      <text:p text:style-name="Standard"><text:s text:c="12"/>} else {</text:p>
      <text:p text:style-name="Standard"><text:s text:c="16"/>feedbackQ2.className = 'feedback-box mt-2 feedback-error';</text:p>
      <text:p text:style-name="Standard"><text:s text:c="16"/>feedbackQ2.textContent = 'Incorrecto. La frecuencia ideal es 100-120 CPM. Repasa la sección 3.1.';</text:p>
      <text:p text:style-name="Standard"><text:s text:c="12"/>}</text:p>
      <text:p text:style-name="Standard"><text:s text:c="8"/>}</text:p>
      <text:p text:style-name="Standard"/>
      <text:p text:style-name="Standard"><text:s text:c="8"/>// Mostrar la sección de introducción al cargar la página</text:p>
      <text:p text:style-name="Standard"><text:s text:c="8"/>document.addEventListener('DOMContentLoaded', () =&gt; {</text:p>
      <text:p text:style-name="Standard"><text:s text:c="12"/>showSection('intro');</text:p>
      <text:p text:style-name="Standard"><text:s text:c="8"/>});</text:p>
      <text:p text:style-name="Standard"><text:s text:c="4"/>&lt;/script&gt;</text:p>
      <text:p text:style-name="Standard"><text:soft-page-break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3:22:34.785764500</meta:creation-date>
    <dc:date>2025-05-28T13:22:46.690560100</dc:date>
    <meta:editing-duration>PT17S</meta:editing-duration>
    <meta:editing-cycles>1</meta:editing-cycles>
    <meta:document-statistic meta:table-count="0" meta:image-count="0" meta:object-count="0" meta:page-count="11" meta:paragraph-count="412" meta:word-count="2182" meta:character-count="24079" meta:non-whitespace-character-count="16947"/>
    <meta:generator>LibreOffice/25.2.2.2$Windows_X86_64 LibreOffice_project/7370d4be9e3cf6031a51beef54ff3bda878e3fac</meta:generator>
  </office:meta>
</office:document-meta>
</file>